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4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44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MARKET</text:p>
          </table:table-cell>
          <table:table-cell table:style-name="ce15" table:number-columns-repeated="3"/>
          <table:table-cell table:style-name="ce25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2" table:style-name="ce25" table:content-validation-name="val4" office:value-type="string" calcext:value-type="string">
            <text:p>No</text:p>
          </table:table-cell>
          <table:table-cell table:style-name="ce25" table:content-validation-name="val4" office:value-type="string" calcext:value-type="string">
            <text:p>Yes</text:p>
          </table:table-cell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8])" office:value-type="string" office:string-value="4" calcext:value-type="string">
            <text:p>4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STON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;[.$A$7])" office:value-type="string" office:string-value="1, 3" calcext:value-type="string">
            <text:p>1, 3</text:p>
          </table:table-cell>
          <table:table-cell table:style-name="ce22" office:value-type="string" calcext:value-type="string">
            <text:p>24, 3</text:p>
          </table:table-cell>
          <table:table-cell table:style-name="ce24" office:value-type="string" calcext:value-type="string">
            <text:p>2, 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9200" calcext:value-type="float">
            <text:p>9200</text:p>
          </table:table-cell>
          <table:table-cell table:style-name="ce11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7])" office:value-type="string" office:string-value="3" calcext:value-type="string">
            <text:p>3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MDLND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5])" office:value-type="string" office:string-value="11" calcext:value-type="string">
            <text:p>11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;[.$A$15])" office:value-type="string" office:string-value="7, 11" calcext:value-type="string">
            <text:p>7, 11</text:p>
          </table:table-cell>
          <table:table-cell table:style-name="ce22" office:value-type="string" calcext:value-type="string">
            <text:p>3, 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19])" office:value-type="string" office:string-value="15" calcext:value-type="string">
            <text:p>15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1])" office:value-type="string" office:string-value="17" calcext:value-type="string">
            <text:p>17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8" office:value-type="string" calcext:value-type="string">
            <text:p>ON_GRI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;[.$A$24])" office:value-type="string" office:string-value="7, 20" calcext:value-type="string">
            <text:p>7, 20</text:p>
          </table:table-cell>
          <table:table-cell table:style-name="ce22" office:value-type="string" calcext:value-type="string">
            <text:p>5, 3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5])" office:value-type="string" office:string-value="21" calcext:value-type="string">
            <text:p>21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8" office:value-type="string" calcext:value-type="string">
            <text:p>OFF_GRID</text:p>
          </table:table-cell>
          <table:table-cell table:style-name="ce8" office:value-type="float" office:value="647" calcext:value-type="float">
            <text:p>647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)" office:value-type="string" office:string-value="18, 19, 22, 23" calcext:value-type="string">
            <text:p>18, 19, 22, 23</text:p>
          </table:table-cell>
          <table:table-cell table:style-name="ce22" office:value-type="string" calcext:value-type="string">
            <text:p>1, 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;[.$A$28])" office:value-type="string" office:string-value="18, 19, 22, 23, 24" calcext:value-type="string">
            <text:p>18, 19, 22, 23, 24</text:p>
          </table:table-cell>
          <table:table-cell table:style-name="ce22" office:value-type="string" calcext:value-type="string">
            <text:p>1, 1, 1, 1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8" office:value-type="string" calcext:value-type="string">
            <text:p>ROCK2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)" office:value-type="string" office:string-value="17, 18, 19, 22, 24, 25" calcext:value-type="string">
            <text:p>17, 18, 19, 22, 24, 25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; [.$A$39])" office:value-type="string" office:string-value="17, 18, 19, 22, 24, 25, 35" calcext:value-type="string">
            <text:p>17, 18, 19, 22, 24, 25, 35</text:p>
          </table:table-cell>
          <table:table-cell table:style-name="ce22" office:value-type="string" calcext:value-type="string">
            <text:p>8, 2, 2, 2, 8, 8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39])" office:value-type="string" office:string-value="35" calcext:value-type="string">
            <text:p>3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40])" office:value-type="string" office:string-value="36" calcext:value-type="string">
            <text:p>3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DRAGONTRE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9" office:value-type="string" calcext:value-type="string">
            <text:p>SEA_ROCKS_1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9" office:value-type="string" calcext:value-type="string">
            <text:p>SEA_ROCKS_2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BUSH_GREEN</text:p>
          </table:table-cell>
          <table:table-cell table:style-name="ce10" office:value-type="float" office:value="1360" calcext:value-type="float">
            <text:p>1360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0" office:value-type="string" calcext:value-type="string">
            <text:p>GRASS_PATCH_DRY</text:p>
          </table:table-cell>
          <table:table-cell table:style-name="ce10" office:value-type="float" office:value="1033" calcext:value-type="float">
            <text:p>1033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0" office:value-type="string" calcext:value-type="string">
            <text:p>GRASS_DRY</text:p>
          </table:table-cell>
          <table:table-cell table:style-name="ce10" office:value-type="float" office:value="1359" calcext:value-type="float">
            <text:p>1359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0" office:value-type="string" calcext:value-type="string">
            <text:p>ANIMAL_SKELETON</text:p>
          </table:table-cell>
          <table:table-cell table:style-name="ce10" office:value-type="float" office:value="1091" calcext:value-type="float">
            <text:p>1091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 table:number-columns-repeated="3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0" office:value-type="string" calcext:value-type="string">
            <text:p>GOLD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0" office:value-type="string" calcext:value-type="string">
            <text:p>STON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; [.$A$59])" office:value-type="string" office:string-value="7, 55" calcext:value-type="string">
            <text:p>7, 55</text:p>
          </table:table-cell>
          <table:table-cell table:style-name="ce22" office:value-type="string" calcext:value-type="string">
            <text:p>6, 1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0" office:value-type="string" calcext:value-type="string">
            <text:p>FORAG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0" office:value-type="string" calcext:value-type="string">
            <text:p>DLC_IBEX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0" office:value-type="string" calcext:value-type="string">
            <text:p>ROMAN_RUINS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office:value-type="string" calcext:value-type="string">
            <text:p>RELIC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0" office:value-type="string" calcext:value-type="string">
            <text:p>WILD_CAMEL</text:p>
          </table:table-cell>
          <table:table-cell table:style-name="ce10" office:value-type="float" office:value="884" calcext:value-type="float">
            <text:p>884</text:p>
          </table:table-cell>
          <table:table-cell table:style-name="ce10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MARKET</text:p>
          </table:table-cell>
          <table:table-cell table:style-name="ce14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14" table:number-columns-repeated="3"/>
          <table:table-cell table:style-name="ce18" table:formula="of:=COM.MICROSOFT.TEXTJOIN(&quot;, &quot;;1;[.$A$7]; [.$A$9])" office:value-type="string" office:string-value="3, 5" calcext:value-type="string">
            <text:p>3, 5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WOLF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 [.$A$5]; [.$A$15]; [.$A$65])" office:value-type="string" office:string-value="1, 11, 61" calcext:value-type="string">
            <text:p>1, 11, 61</text:p>
          </table:table-cell>
          <table:table-cell table:style-name="ce22" office:value-type="string" calcext:value-type="string">
            <text:p>7, 3, 8</text:p>
          </table:table-cell>
          <table:table-cell table:style-name="ce24" office:value-type="string" calcext:value-type="string">
            <text:p>1, 1, 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DONKEY</text:p>
          </table:table-cell>
          <table:table-cell table:style-name="ce10" office:value-type="float" office:value="846" calcext:value-type="float">
            <text:p>846</text:p>
          </table:table-cell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SHCT_TER</text:p>
          </table:table-cell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 table:formula="of:=COM.MICROSOFT.TEXTJOIN(&quot;, &quot;;1; [.$A$13]; [.$A$14]; [.$A$15])" office:value-type="string" office:string-value="9, 10, 11" calcext:value-type="string">
            <text:p>9, 10, 11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0" office:value-type="string" calcext:value-type="string">
            <text:p>DLC_VULTURE</text:p>
          </table:table-cell>
          <table:table-cell table:style-name="ce10" table:number-columns-repeated="2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0" office:value-type="string" calcext:value-type="string">
            <text:p>VILLAGER_BASE_F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0" office:value-type="string" calcext:value-type="string">
            <text:p>MULE_CART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;[.$A$69])" office:value-type="string" office:string-value="2, 65" calcext:value-type="string">
            <text:p>2, 65</text:p>
          </table:table-cell>
          <table:table-cell table:style-name="ce22" office:value-type="string" calcext:value-type="string">
            <text:p>12, 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0" office:value-type="string" calcext:value-type="string">
            <text:p>DLC_GOAT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08:55:42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2T09:05:43.285000000</dc:date>
    <meta:editing-duration>P31DT22H53M6S</meta:editing-duration>
    <meta:editing-cycles>2418</meta:editing-cycles>
    <meta:generator>LibreOffice/7.1.3.2$Windows_X86_64 LibreOffice_project/47f78053abe362b9384784d31a6e56f8511eb1c1</meta:generator>
    <meta:document-statistic meta:table-count="1" meta:cell-count="1028" meta:object-count="0"/>
  </office:meta>
</office:document-meta>
</file>